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1bca"/>
    </style:style>
    <style:style style:name="T1" style:family="text">
      <style:text-properties officeooo:rsid="00071b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Calcular el área del monzón, la precipitación, etc:</text:span></text:p>
      <text:p text:style-name="P1">is defined by the regions in which the AR</text:p>
      <text:p text:style-name="Standard">exceeds 180 mm and the local summer monsoon precipita-</text:p>
      <text:p text:style-name="Standard">tion exceeds 35% of annual rainfall. The first criterion</text:p>
      <text:p text:style-name="Standard">distinguishes monsoon from semi-arid and Mediterranean</text:p>
      <text:p text:style-name="Standard">(Trade wind) climate and the second threshold warrants a</text:p>
      <text:p text:style-name="Standard">concentrated summer rainy season and distinguishes mon-</text:p>
      <text:p text:style-name="Standard">soon from perennial rain reg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8:40:10.789396416</meta:creation-date>
    <dc:date>2020-05-07T18:40:59.689466070</dc:date>
    <meta:editing-duration>PT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63" meta:character-count="401" meta:non-whitespace-character-count="346"/>
  </office:meta>
</office:document-meta>
</file>